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4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8.4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El nom del fitxer d'aquesta rúbrica ha de ser rubrica_grupXX_grupYY.ods on grupXX és el grup avaluat i grupYY és el grup que fa l'avaluació. Gràcies!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Elements d'avaluació. </text:p>
          </table:table-cell>
          <table:table-cell table:style-name="ce7" office:value-type="string" calcext:value-type="string">
            <text:p>Qualificació</text:p>
          </table:table-cell>
          <table:table-cell table:style-name="ce1" office:value-type="string" calcext:value-type="string">
            <text:p>En cas necessari, justifiqueu breument la qualificació posada (una frase)</text:p>
          </table:table-cell>
        </table:table-row>
        <table:table-row table:style-name="ro1">
          <table:table-cell office:value-type="string" calcext:value-type="string">
            <text:p>1) El codi presentat intenta resoldre el problema plantejat (no fa falta que funcioni). Contesteu amb un 1 (SI) o 0 (NO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, el codigo resuelve el problema</text:p>
          </table:table-cell>
        </table:table-row>
        <table:table-row table:style-name="ro1">
          <table:table-cell office:value-type="string" calcext:value-type="string">
            <text:p>2) El codi només utilitza les instruccions presentades al tutorial de la P1. Contesteu 1 (SI), 0 (NO), o 0,5 (ALGUNA QUE NO TOC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3) El codi presentat és interessant: 1 (SI), 0 (NO) o 0,5 (SI FA NO FA ES SIMILAR AL NOSTR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4) El codi funciona correctament amb les dades proporcionades. 1 (SI) o 0 (NO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, el codigo es funcional</text:p>
          </table:table-cell>
        </table:table-row>
        <table:table-row table:style-name="ro1">
          <table:table-cell office:value-type="string" calcext:value-type="string">
            <text:p>5) El codi està ben estructurat i no fa operacions innecessàries (valor numèric de 0 a 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, el codigo es limpio y robusto</text:p>
          </table:table-cell>
        </table:table-row>
        <table:table-row table:style-name="ro1">
          <table:table-cell table:style-name="ce8" office:value-type="string" calcext:value-type="string">
            <text:p>Qualificació</text:p>
          </table:table-cell>
          <table:table-cell table:formula="of:=SUM([.B6:.B8])*[.B4]*[.B5]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bs: Gracias a la correción pude entender mi error y arreglar mi ejercicio.</text:p>
          </table:table-cell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17:33:30.370846711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1-17T12:33:35.167439437</meta:creation-date>
    <dc:date>2020-04-16T17:33:54.819024973</dc:date>
    <meta:editing-duration>PT1H8M26S</meta:editing-duration>
    <meta:editing-cycles>27</meta:editing-cycles>
    <meta:generator>LibreOffice/6.4.2.2$Linux_X86_64 LibreOffice_project/4e471d8c02c9c90f512f7f9ead8875b57fcb1ec3</meta:generator>
    <meta:document-statistic meta:table-count="1" meta:cell-count="22" meta:object-count="0"/>
  </office:meta>
</office:document-meta>
</file>